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1201in"/>
    </style:style>
    <style:style style:name="co2" style:family="table-column">
      <style:table-column-properties fo:break-before="auto" style:column-width="2.51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ogle.co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acebook.co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azon.co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outube.co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kipedia.co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witter.co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elp.co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iphy.co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izlet.co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uzzfeed.co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ndom.co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ailymail.co.u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spn.co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orldlifestyle.co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ahoo.co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sn.co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altor.co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rbandictionary.com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mgur.co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inkedin.co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bay.com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hehill.com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hitepages.com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ustle.co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eatsheet.com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ackexchange.com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egacy.com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nstagram.co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fycat.com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eople.com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lassdoor.com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ve.com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almart.co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icrosoft.co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etflix.co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oodreads.com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uzzfeednews.com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deed.com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imbaly.co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heprimarymarket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anker.com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nbc.com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ing.co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hekitchn.co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pple.co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wellsfargo.com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olitico.co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weather.co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heverge.com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zillow.com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efinery29.com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nswers.com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ewarena.com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rudgereport.com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47sports.com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wayfair.com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etropcs.mobi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adio.com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panishdict.co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ealthgrades.co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hulu.com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wentytwowords.com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interest.com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ickiswift.com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raduatez.com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rainly.com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late.com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washingtonexaminer.com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ollingstone.com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obshideout.com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ox.com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houghtcatalog.com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nopes.com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efinition.org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attpad.com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olygon.com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variety.com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tackoverflow.com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omicbook.com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owtogeek.com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usinessinsider.com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imore.com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wired.com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bonappetit.com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o.com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newyorker.com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ercurynews.com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washingtontimes.com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ittlethings.com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hechive.co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picurious.com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nesn.com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afemom.com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kohls.com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eonline.com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tartribune.com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ciencealert.com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ndroidcentral.com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elk.co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cepop.com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acty.com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hometalk.com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knowyourmeme.com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amespot.com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ailycaller.com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asty.co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agiquiz.com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flightaware.com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rend-chaser.com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yourtango.com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roupon.com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arfax.com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hp.com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rugs.com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andsend.com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radaronline.com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potlightstories.co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bizrate.com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dailydot.com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ooper.com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denverpost.com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inverse.com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rakuten.com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xs.com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nimalchannel.co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ars.com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esla.com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omper.com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asybib.com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food52.co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edmunds.com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vs.com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snbc.com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ongkick.com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uproxx.com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westernjournal.com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arstechnica.com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jc.com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imeanddate.com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duckduckgo.com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hmoop.com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vanityfair.com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bhphotovideo.com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endgrid.net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helist.com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opculture.com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eater.com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github.com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findagrave.com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boredpanda.com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print.com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wish.com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onsumerreports.org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dailykos.com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heepochtimes.com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awstory.com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iamiherald.com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macrumors.com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dell.com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dp.com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lideshare.net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harborfreight.com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yf.com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tractorsupply.com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phys.org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harepoint.com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nbcsports.com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lternativenation.net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glamour.com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booking.com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whiskeyriff.com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qvc.com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mzn.to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rare.us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horoscope.com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ro-football-reference.com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doordash.com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homehacks.co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patreon.com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nextdoor.com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bestblackfriday.com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mozilla.org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verizon.com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gunbroker.com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myjobhelper.com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atch.com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hethings.com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harvard.edu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paypal.com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baumsworld.com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marriott.com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adoptapet.com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lyft.com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kiwireport.com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gq.com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hareasale-analytics.com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food.com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fantasypros.com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overs.com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racfone.com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onelink.me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aturdaydownsouth.com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directexpose.com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nytimes.com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overstock.com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poshmark.com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adobe.com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uperuser.com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lifewire.com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finance101.com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britannica.com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aliexpress.com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relieved.co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redfin.com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ears.com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wideopencountry.com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bnation.com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myshopify.com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living101.com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aarp.org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windowscentral.com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aol.com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beenverified.com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mymodernmet.com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lader.com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getpocket.com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elf.com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dailymotion.com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mathway.com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ziprecruiter.com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itstillruns.com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heezburger.com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patheos.com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kayak.com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atchpoint.com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medallia.com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fanbuzz.com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maxpreps.com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outsideonline.com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delish.com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apnews.com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dc.gov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vogue.com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acbee.com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parentztalk.com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iriusxm.com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southwest.com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apartmenttherapy.com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dailywire.com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docusign.net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medicinenet.com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americascardroom.eu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tate.gov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archive.org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pace.com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bathandbodyworks.com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ulta.com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pbs.org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hopify.com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buff.ly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ilovemydogsomuch.tv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pectrum.net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flickr.com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tmz.com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gfinityesports.com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activebeat.com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redd.it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united.com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wsbtv.com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advanceautoparts.com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bestreviews.guide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tributes.com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cbr.com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coldwellbankerhomes.com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gearpatrol.com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cbssports.com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nutaku.net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foxbusiness.com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abc15.com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lnks.gd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mctheatres.com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zerohedge.com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hilton.com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gap.com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apartments.com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atlasobscura.com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rxlist.com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chasethetrend.com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factinate.com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roku.com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indiewire.com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mamaslatinas.com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kroger.com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researchgate.net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christianpost.com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quareup.com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okta.com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worthpoint.com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usaa.com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hotels.com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grammarly.com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alibaba.com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pectrum.com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eventbrite.com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pcgamer.com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wideopeneats.com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clicktripz.com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eeitlive.co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zoom.us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zappos.com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remax.com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ciencedirect.com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progressive.com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va.gov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cience101.com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potterybarn.com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blackfriday.com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boingboing.net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taples.com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tarbucks.com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cabelas.com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ups.com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thedrive.com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top5.com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nationalinterest.org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mapquest.com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nike.com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playjunkie.com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khanacademy.org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tudyblue.com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hutterstock.com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astrology.com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latimes.com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rei.com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bandcamp.com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expedia.com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alon.com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itstillworks.com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biglots.com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forever21.com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tudy.com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thegatewaypundit.com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offers.com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coolimba.com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ballotpedia.org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express.com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grubhub.com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instructables.com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usthelp.com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broadwayworld.com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history.com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geico.com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fidelity.com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frtyk.com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zimbio.com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liveleak.com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joinhoney.com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wxyz.com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dillards.com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theblackfriday.com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dallasnews.com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digitalspy.com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gradesaver.com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luxandlush.com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statefarm.com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history101.com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liftoff.io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nordstromrack.com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basketball-reference.com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whatsapp.com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hollywoodreporter.com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rankedboost.com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blabbermouth.net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neimanmarcus.com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psychologytoday.com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ford.com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alot.com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thebalance.com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9to5mac.com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seattletimes.com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dropbox.com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mega.nz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homeadvisor.com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ollage.com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godaddy.com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comcast.net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acehardware.com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city-data.com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eventful.com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yourdictionary.com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hegg.com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academy.com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hotmail.com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petsmart.com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straighttalk.com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lonelyplanet.com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hein.com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truthfinder.com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tubhub.com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heapoair.com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kickstarter.com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livingly.com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chicagotribune.com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thezoereport.com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ixflags.com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cricketwireless.com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wikipedia.org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nationalgeographic.com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mic.com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mirror.co.uk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autotrader.com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hevrolet.com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bankofamerica.com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alight.com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a.gov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popsugar.com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coursehero.com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myworkdayjobs.com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net.com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fitbit.com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ny.gov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umblr.com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goodrx.com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ed.gov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topixstars.com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epicgames.com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hobbylobby.com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tacobell.com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sweepstakesalerts.com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victoriassecret.com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bettycrocker.com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ostco.com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westelm.com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reuters.com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walgreens.com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softonic.com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livestly.com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wikibuy.com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mundohispanico.com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mandrillapp.com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bhg.com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wtop.com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jstor.org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skims.com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daily-choices.com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battle.net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ratemyprofessors.com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canva.com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hemmings.com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dartsearch.net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subway.com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hiphopdx.com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oreillyauto.com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whattoexpect.com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abcactionnews.com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crimeonline.com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manta.com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ticketweb.com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wearemitu.com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americanexpress.com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livescience.com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bulbagarden.net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gocomics.com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teenvogue.com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cox.net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thedenverchannel.com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vividseats.com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firefox.com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purdue.edu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justanswer.com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carid.com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clevelandclinic.org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careerbuilder.com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zazzle.com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baseball-reference.com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lendingtree.com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mother.ly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reverb.com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electrek.co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appcast.io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force.com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doyouremember.com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ew.com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scribd.com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wixsite.com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craigslist.org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amarktflow.com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americanthinker.com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teespring.com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king.com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lovetoknow.com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meaww.com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camonster.com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ampingworld.com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cornell.edu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famousfootwear.com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bloomingdales.com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allmusic.com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vrbo.com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michaels.com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xhamsterlive.com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theadvocate.com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dailyvoice.com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weedmaps.com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jerusalemonline.com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observer.com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ashleyfurniture.com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kbb.com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medlineplus.gov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fuq.com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levi.com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hsn.com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directv.com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synchronycredit.com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vanguard.com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travelocity.com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ultimateclassicrock.com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nba.com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charlotteobserver.com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wholefoodsmarket.com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petco.com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rockauto.com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papajohns.com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npr.org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aaa.com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coupons.com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gettyimages.com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instacart.com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reason.com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dsw.com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yourbump.com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carvana.com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frontgatetickets.com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pnc.com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metalinjection.net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clutchpoints.com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docusign.com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mashable.com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airfarewatchdog.com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ncaa.com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azlyrics.com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usda.gov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ticketsatwork.com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avvo.com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nintendo.com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playbill.com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celtra.com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stanford.edu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thedelite.com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bestplaces.net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mlb.com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shape.com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cntraveler.com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oureverydaylife.com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blizzard.com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mnn.com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almanac.com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mcdonalds.com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workingmother.com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pier1.com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sportsretriever.com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carmax.com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makeuseof.com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zmenu.com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sfgate.com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fashionnova.com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healthcare.gov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slashfilm.com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change.org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outlook.com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otterbox.com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standardnews.com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mashed.com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metalheadzone.com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menshealth.com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signupgenius.com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androidpolice.com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beliefnet.com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thefreedictionary.com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liquor.com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amazon.co.uk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stockx.com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trueactivist.com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angieslist.com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today.com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ultimate-guitar.com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kirklands.com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texas.gov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manualslib.com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cbs.com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basspro.com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salary.com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boostmobile.com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shoecarnival.com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estately.com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att.com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reviewjournal.com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lotterypost.com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lululemon.com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lenovo.com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qz.com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kiplinger.com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xbox.com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metro.co.uk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uscis.gov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billboard.com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maurices.com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reservations.com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pof.com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bigthink.com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engadget.com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kansascity.com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jcpenney.com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parentingisnteasy.co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nbcnews.com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fixya.com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tickets-center.com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norton.com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pitchfork.com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creditonebank.com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elevenwarriors.com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spdate.com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pcgamesn.com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justsomething.co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wiktionary.org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regmovies.com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tcgplayer.com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stuff.co.nz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fastcompany.com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jossandmain.com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kaiserpermanente.org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williams-sonoma.com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pgatour.com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lifedaily.com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medicare.gov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adidas.com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collegeconfidential.com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noaa.gov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pch.com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creditkarma.com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thisoldhouse.com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olivegarden.com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topixoffbeat.com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cameo.com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gardeningknowhow.com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ae.com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economist.com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10news.com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citationmachine.net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yardbarker.com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bringatrailer.com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kmail-lists.com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citi.com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google.org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ring.com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mycreditcard.mobi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biblehub.com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infowars.com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petapixel.com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popularmechanics.com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teacherspayteachers.com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celebspulse.com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caranddriver.com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thrillist.com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findlaw.com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pinsightmedia.com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nflshop.com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nih.gov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irs.gov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mailchimp.com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thegrio.com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picclick.com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sneakernews.com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nasa.gov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tvguide.com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loudwire.com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macys.com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fanatics.com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androidauthority.com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wordplays.com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publix.com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smartertravel.com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bestdeals.today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lg.com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bodybuilding.com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mydailymagazine.com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curbed.com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mylife.com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nadaguides.com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alltrails.com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allstate.com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mccormick.com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cracked.com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content-ad.net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wptv.com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tripadvisor.com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uhc.com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distractify.com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bovada.lv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joann.com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ihg.com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thredup.com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gmail.co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bestbuy.com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orbitz.com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newschannel5.com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daily-stuff.com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sweetandsavory.co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cardinalcommerce.com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couponcabin.com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nolo.com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worldofwarcraft.com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6pm.com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checkpeople.com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wkyt.com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usccb.org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womenshealthmag.com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newegg.com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tomshardware.com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architecturaldigest.com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meetup.com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grunge.com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enterprise.com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vulture.com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nps.gov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trulia.com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furaffinity.net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toyota.com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windows.net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ugg.com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jetblue.com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box.com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sonyentertainmentnetwork.com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redbubble.com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webstaurantstore.com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cinemark.com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neuvoo.com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damndelicious.net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ask.com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powerpyx.com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mirmay.com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heraldweekly.com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actblue.com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star-telegram.com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lovebscott.com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realsimple.com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dawgnation.com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choicehotels.com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dhgate.com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boscovs.com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landwatch.com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udemy.com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barclaycardus.com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wizards.com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wendys.com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wix.com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ancestry.com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wordhippo.com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guitarcenter.com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office.com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nhl.com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grainger.com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westword.com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movoto.com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newsmax.com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dailystar.co.uk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cnsnews.com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aldi.us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disney.com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coolmathgames.com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krunker.io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blackboard.com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fubo.tv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trivago.com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nation.com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downdetector.com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adsmoloco.com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4chan.org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kay.com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domesticatedcompanion.com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dollargeneral.com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emedicinehealth.com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sling.com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convertkit-mail.com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northerntool.com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cc.com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aarki.net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thetruthaboutguns.com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tasteofhome.com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boardgamegeek.com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elephantjournal.com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chase.com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newsobserver.com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historydaily.org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medicalxpress.com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crackerbarrel.com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wikidot.com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wpxi.com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techcrunch.com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smartasset.com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classiccars.com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intuit.com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smithsonianmag.com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worldmarket.com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springer.com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wa.gov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dmv.org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zenfolio.com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academia.edu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playstation.com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nationalreview.com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usa.gov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upsocl.com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virginia.gov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dollartree.com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office365.com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thepiratebay.org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canon.com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subaru.com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nj.com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onlyfans.com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tiebreaker.com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hm.com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tjx.com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cox.com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foodandwine.com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discoverlosangeles.com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biblestudytools.com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leagueoflegends.com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truecar.com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seriouseats.com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minecraft.net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mmamania.com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illinois.gov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theindychannel.com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zoosk.com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bizapedia.com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motorola.com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flyfrontier.com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newser.com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dexerto.com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adweek.com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nature.com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obsev.com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sohh.com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mybookie.ag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zdnet.com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cbsnews.com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planetfitness.com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myfitnesspal.com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house.gov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songmeanings.com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nvidia.com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snapchat.com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getyarn.io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pastemagazine.com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bjs.com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trackwrestling.com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typeform.com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amtrak.com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news4jax.com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crazygames.com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ktnv.com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trustpilot.com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nexusmods.com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medium.com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wsoctv.com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officedepot.com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rd.com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rome2rio.com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wikimedia.org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myway.com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underarmour.com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fivethirtyeight.com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dish.com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findsimilar.com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lumenlearning.com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hotwire.com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averiecooks.com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tagged.com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meijer.com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therealdeal.com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metacritic.com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wonderhowto.com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hgtv.com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vitals.com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southernliving.com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wcpo.com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expressvpn.com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crosswordtracker.com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hayneedle.com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familyhandyman.com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freeshipping.com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sherwin-williams.com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xfinity.com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kahoot.it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thejasminebrand.com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spirit.com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duluthtrading.com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vudu.com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wvlt.tv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womanwithin.com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mmafighting.com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mediaalpha.com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beyondmenu.com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metv.com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arcgis.com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usmagazine.com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culturemap.com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journeys.com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blogger.com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securecafe.com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goodyear.com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totalwine.com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alaskaair.com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meetme.com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science-a2z.com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mcafeemobilesecurity.com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boston.com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prizegrab.com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foursquare.com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stripes.com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treehugger.com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thenorthface.com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atlantablackstar.com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wideopenpets.com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peoplefinders.com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aka.ms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slack.com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autoblog.com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rotita.com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discord.gg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theinfatuation.com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panerabread.com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psu.edu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deviantart.com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leafly.com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crutchfield.com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babycenter.com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topix.com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lordandtaylor.com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medscape.com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ninjajournalist.com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dignitymemorial.com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ted.com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kentucky.com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instantcheckmate.com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nyc.gov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orientaltrading.com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businesswire.com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streamable.com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whatculture.com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news9.com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pa.gov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townhall.com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prnewswire.com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altdriver.com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kwtx.com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usnews.com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archiveofourown.org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worldation.com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gothamist.com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sallysbakingaddiction.com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fingerhut.com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governmentjobs.com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askubuntu.com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thewindowsclub.com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summitracing.com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collectionsetc.com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fedex.com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pin.it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thestranger.com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michaelkors.com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kshb.com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calculator.net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ageful.com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la-z-boy.com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usajobs.gov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revelist.com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realityblurb.com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bonvoyaged.com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fb.com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intouchweekly.com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stylebistro.com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algebra.com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columbia.com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youmail.com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elle.com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oup.com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al.com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yummly.com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hellomagazine.com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fstsrv.com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cigna.com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partsgeek.com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appuals.com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lamag.com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timberland.com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23andme.co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clickfunnels.com</text:p>
          </table:table-cell>
        </table:table-row>
      </table:table>
      <table:named-expressions/>
      <table:database-ranges>
        <table:database-range table:name="__Anonymous_Sheet_DB__0" table:target-range-address="Sheet1.A1:Sheet1.B10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6T17:42:29.838941469</meta:creation-date>
    <dc:date>2019-12-16T17:50:15.895171687</dc:date>
    <meta:editing-duration>PT7M46S</meta:editing-duration>
    <meta:editing-cycles>1</meta:editing-cycles>
    <meta:document-statistic meta:table-count="1" meta:cell-count="2000" meta:object-count="0"/>
    <meta:generator>LibreOffice/6.3.4.2.0$Linux_X86_64 LibreOffice_project/30$Build-2</meta:generator>
  </office:meta>
</office:document-meta>
</file>